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0pt" style:font-size-asian="10pt" style:font-size-complex="10pt"/>
    </style:style>
    <style:style style:name="P2" style:family="paragraph" style:parent-style-name="Standard">
      <style:text-properties style:font-name="Courier 10 Pitch" fo:font-size="10pt" fo:language="en" fo:country="US" style:font-name-asian="Liberation Serif1" style:font-size-asian="10pt" style:language-asian="en" style:country-asian="US" style:font-name-complex="Liberation Serif1" style:font-size-complex="10pt" style:language-complex="en" style:country-complex="US"/>
    </style:style>
    <style:style style:name="T1" style:family="text">
      <style:text-properties style:font-name="Courier 10 Pitc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eas Landgrebe</text:p>
      <text:p text:style-name="P1"/>
      <text:p text:style-name="P1"/>
      <text:p text:style-name="P2">/*</text:p>
      <text:p text:style-name="P2">Andreas Landgrebe</text:p>
      <text:p text:style-name="P2">cs112 Spring Semester 2013</text:p>
      <text:p text:style-name="P2">this is the tweet class for the twitter cilent</text:p>
      <text:p text:style-name="P2">*/</text:p>
      <text:p text:style-name="P2"/>
      <text:p text:style-name="P2">import java.util.Date;</text:p>
      <text:p text:style-name="P2">//this sets up the class Tweet where there are two instance variables are message and current date in the constructor.</text:p>
      <text:p text:style-name="P2">public class Tweet{</text:p>
      <text:p text:style-name="P2"><text:s text:c="4"/></text:p>
      <text:p text:style-name="P2"><text:s text:c="4"/>private String message;</text:p>
      <text:p text:style-name="P2"><text:s text:c="4"/>private Date currentDate;</text:p>
      <text:p text:style-name="P2"/>
      <text:p text:style-name="P2"><text:s text:c="4"/>public Tweet(){</text:p>
      <text:p text:style-name="P2"><text:tab/>currentDate = new Date();</text:p>
      <text:p text:style-name="P2">}</text:p>
      <text:p text:style-name="P2"/>
      <text:p text:style-name="P2"><text:s text:c="4"/>public static boolean isValidMessage(String message){</text:p>
      <text:p text:style-name="P2"><text:tab/>//this method sets up an if statement that returns false is the message is larger than 140 or equal to 0. If the message is in between 1 to 139, the Message will be true.</text:p>
      <text:p text:style-name="P2"><text:tab/>if(message.length() &gt; 140 || message.length() == 0 )</text:p>
      <text:p text:style-name="P2"><text:tab/> <text:s text:c="3"/>return false;</text:p>
      <text:p text:style-name="P2"><text:tab/>else</text:p>
      <text:p text:style-name="P2"><text:tab/> <text:s text:c="3"/>return true;</text:p>
      <text:p text:style-name="P2"><text:s text:c="4"/>}</text:p>
      <text:p text:style-name="P2"><text:s text:c="4"/>public void setMessage(String message){</text:p>
      <text:p text:style-name="P2"><text:tab/>//this method sets up the setter for the message</text:p>
      <text:p text:style-name="P2"><text:tab/>this.message = message;</text:p>
      <text:p text:style-name="P2"/>
      <text:p text:style-name="P2"><text:s text:c="4"/>}</text:p>
      <text:p text:style-name="P2"><text:s text:c="4"/>//this is the toString that returns the current date and the message</text:p>
      <text:p text:style-name="P2"><text:s text:c="4"/>public String toString(){</text:p>
      <text:p text:style-name="P2"><text:tab/>return "Date" + currentDate + "Message" + message;</text:p>
      <text:p text:style-name="P2"><text:s text:c="4"/>}</text:p>
      <text:p text:style-name="P2">}</text:p>
      <text:p text:style-name="P2"/>
      <text:p text:style-name="P2"/>
      <text:p text:style-name="P2"/>
      <text:p text:style-name="P2"/>
      <text:p text:style-name="P2">/*</text:p>
      <text:p text:style-name="P2">Andreas Landgrebe</text:p>
      <text:p text:style-name="P2">cs112 Spring Semester 2013</text:p>
      <text:p text:style-name="P2">this is the twitter class for the twitter client</text:p>
      <text:p text:style-name="P2">*/</text:p>
      <text:p text:style-name="P2"/>
      <text:p text:style-name="P2"/>
      <text:p text:style-name="P2">import java.util.Scanner;</text:p>
      <text:p text:style-name="P2">import java.io.*;</text:p>
      <text:p text:style-name="P2">import java.util.ArrayList;</text:p>
      <text:p text:style-name="P2"/>
      <text:p text:style-name="P2">public class Twitter{</text:p>
      <text:p text:style-name="P2"/>
      <text:p text:style-name="P2"/>
      <text:p text:style-name="P2"><text:soft-page-break/><text:s text:c="4"/>public static void main(String[] args){</text:p>
      <text:p text:style-name="P2"><text:tab/>//this setsup the array lists. If the message is valid, then the arraylist will be a tweet and if the message is invalid, then the message will be a string.</text:p>
      <text:p text:style-name="P2"><text:tab/>ArrayList&lt;Tweet&gt; valid = new ArrayList&lt;Tweet&gt;();</text:p>
      <text:p text:style-name="P2"><text:tab/>ArrayList&lt;String&gt; invalid = new ArrayList&lt;String&gt;();</text:p>
      <text:p text:style-name="P2"><text:tab/>Tweet t = new Tweet();</text:p>
      <text:p text:style-name="P2"><text:tab/>Scanner file = null;</text:p>
      <text:p text:style-name="P2"><text:tab/>Scanner sc = null;</text:p>
      <text:p text:style-name="P2"><text:tab/>try {</text:p>
      <text:p text:style-name="P2"><text:tab/>//this sets up the scanner in order to scan on the text to test if the message is valid or invalid.</text:p>
      <text:p text:style-name="P2"><text:tab/> <text:s text:c="3"/>sc = new Scanner(new File("Tweets.txt"));</text:p>
      <text:p text:style-name="P2"><text:tab/>}</text:p>
      <text:p text:style-name="P2"><text:s text:c="2"/></text:p>
      <text:p text:style-name="P2"><text:tab/>catch(FileNotFoundException e) {</text:p>
      <text:p text:style-name="P2"><text:tab/> <text:s text:c="3"/>e.printStackTrace();</text:p>
      <text:p text:style-name="P2"><text:tab/>//the try method will read in a message and if there is an error in the message, the catch method will catch the error.</text:p>
      <text:p text:style-name="P2"><text:tab/>}</text:p>
      <text:p text:style-name="P2"><text:tab/>while(sc.hasNextLine()) {</text:p>
      <text:p text:style-name="P2"><text:tab/> <text:s text:c="3"/>String line = sc.nextLine();</text:p>
      <text:p text:style-name="P2"><text:tab/> <text:s text:c="3"/>if(t.isValidMessage(line)){</text:p>
      <text:p text:style-name="P2"><text:tab/>//this if statement will set up if a message is valid or invalid.</text:p>
      <text:p text:style-name="P2"><text:tab/> <text:s text:c="6"/>Tweet w = new Tweet();</text:p>
      <text:p text:style-name="P2"><text:tab/> <text:s text:c="6"/>w.setMessage(line);</text:p>
      <text:p text:style-name="P2"><text:tab/> <text:s text:c="6"/>valid.add(w);</text:p>
      <text:p text:style-name="P2"><text:tab/><text:tab/>}</text:p>
      <text:p text:style-name="P2"><text:tab/> <text:s text:c="6"/>else</text:p>
      <text:p text:style-name="P2"><text:tab/><text:tab/> <text:s text:c="2"/>invalid.add(line);</text:p>
      <text:p text:style-name="P2"><text:tab/> <text:s text:c="6"/>}</text:p>
      <text:p text:style-name="P2"><text:tab/> <text:s text:c="3"/>for(int i = 0; i&lt;valid.size(); i++){</text:p>
      <text:p text:style-name="P2"><text:tab/>//this for loop wil read in all of the valid messages.</text:p>
      <text:p text:style-name="P2"><text:tab/><text:tab/>valid.get(i);</text:p>
      <text:p text:style-name="P2"><text:tab/> <text:s text:c="3"/>}</text:p>
      <text:p text:style-name="P2"><text:tab/> <text:s text:c="3"/>for(int i = 0; i&lt;invalid.size(); i++){</text:p>
      <text:p text:style-name="P2"><text:tab/>//this for loop will read in all of the invalid messages.</text:p>
      <text:p text:style-name="P2"><text:tab/><text:tab/>invalid.get(i);</text:p>
      <text:p text:style-name="P2"><text:tab/> <text:s text:c="3"/>}</text:p>
      <text:p text:style-name="P2"><text:tab/> <text:s text:c="3"/>LJV.Context showAllCtx = LJV.newContext();</text:p>
      <text:p text:style-name="P2"><text:tab/> <text:s text:c="3"/>showAllCtx.outputFormat = "pdf";</text:p>
      <text:p text:style-name="P2"><text:tab/> <text:s text:c="3"/>showAllCtx.ignorePrivateFields = false;</text:p>
      <text:p text:style-name="P2"><text:tab/> <text:s text:c="3"/>LJV.setDefaultContext(showAllCtx);</text:p>
      <text:p text:style-name="P2"><text:tab/>//this sets up the picture as a pdf. </text:p>
      <text:p text:style-name="P2"><text:tab/> <text:s text:c="3"/>LJV.drawGraphToFile(valid, "valid.pdf");</text:p>
      <text:p text:style-name="P2"><text:tab/> <text:s text:c="3"/>LJV.drawGraphToFile(invalid, "invalid.pdf");</text:p>
      <text:p text:style-name="P2"><text:tab/> <text:s text:c="3"/>System.out.println("This is an valid message: " + valid);</text:p>
      <text:p text:style-name="P2"><text:tab/> <text:s text:c="3"/>System.out.println("This is an invalid message: " + invalid);</text:p>
      <text:p text:style-name="P2"><text:tab/> <text:s text:c="3"/></text:p>
      <text:p text:style-name="P2"><text:s text:c="4"/>}</text:p>
      <text:p text:style-name="P2">}</text:p>
      <text:p text:style-name="P2"/>
      <text:p text:style-name="P2"/>
      <text:p text:style-name="P2"><text:line-break/>Script started on Thu 24 Jan 2013 03:23:11 PM EST<text:line-break/>#]0;landgrebea@aldenv101: ~/cs112/lab1#landgrebea@aldenv101:~/cs112/lab1$ javqa##[Ka##[K##[Kac Twitter.java</text:p>
      <text:p text:style-name="P2">#]0;landgrebea@aldenv101: ~/cs112/lab1#landgrebea@aldenv101:~/cs112/lab1$ java Twitter</text:p>
      <text:p text:style-name="P2"><text:soft-page-break/>This is an valid message: [DateThu Jan 24 15:23:20 EST 2013MessageHelloWorld!, DateThu Jan 24 15:23:20 EST 2013MessageAllegheny]</text:p>
      <text:p text:style-name="P2">This is an invalid message: [This is an invalid mesage because this message is going to be more than 140 characters. I am a tennis player at Allegheny and I am majoring in applied computing.]</text:p>
      <text:p text:style-name="P2">#]0;landgrebea@aldenv101: ~/cs112/lab1#landgrebea@aldenv101:~/cs112/lab1$ exit</text:p>
      <text:p text:style-name="P2">exit</text:p>
      <text:p text:style-name="P2"><text:line-break/>Script done on Thu 24 Jan 2013 03:23:33 PM EST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Landgrebe</meta:initial-creator>
    <meta:creation-date>2013-01-24T15:08:46</meta:creation-date>
    <meta:printed-by>Andreas Landgrebe</meta:printed-by>
    <meta:print-date>2013-01-24T15:27:13</meta:print-date>
    <dc:date>2013-01-24T15:28:07</dc:date>
    <dc:creator>Andreas Landgrebe</dc:creator>
    <meta:editing-duration>PT4M11S</meta:editing-duration>
    <meta:editing-cycles>1</meta:editing-cycles>
    <meta:document-statistic meta:table-count="0" meta:image-count="0" meta:object-count="0" meta:page-count="3" meta:paragraph-count="94" meta:word-count="489" meta:character-count="3520" meta:non-whitespace-character-count="2894"/>
    <meta:generator>LibreOffice/3.5$Linux_X86_64 LibreOffice_project/350m1$Build-2</meta:generator>
  </office:meta>
</office:document-meta>
</file>